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Inconsolata" svg:font-family="Inconsolata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color="#000000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color="#000000" officeooo:paragraph-rsid="001f7a3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color="#000000" officeooo:rsid="001f7a3e" officeooo:paragraph-rsid="001f7a3e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color="#008000" style:font-name="Courier New" fo:font-weight="bold" fo:background-color="#efefef"/>
    </style:style>
    <style:style style:name="T1" style:family="text">
      <style:text-properties fo:font-variant="normal" fo:text-transform="none" fo:color="#ffffff" style:font-name="Inconsolata" fo:font-size="8.25pt" fo:letter-spacing="normal" fo:font-style="normal" fo:font-weight="bold"/>
    </style:style>
    <style:style style:name="T2" style:family="text">
      <style:text-properties fo:font-variant="normal" fo:text-transform="none" style:font-name="Inconsolata" fo:font-size="8.25pt" fo:letter-spacing="normal" fo:font-style="normal" fo:font-weight="bold"/>
    </style:style>
    <style:style style:name="T3" style:family="text">
      <style:text-properties fo:font-variant="normal" fo:text-transform="none" style:font-name="Inconsolata" fo:font-size="8.25pt" fo:letter-spacing="normal" fo:font-style="normal" fo:font-weight="bold" officeooo:rsid="001f7a3e"/>
    </style:style>
    <style:style style:name="T4" style:family="text">
      <style:text-properties fo:font-variant="normal" fo:text-transform="none" fo:font-size="8.25pt" fo:letter-spacing="normal" fo:font-style="normal"/>
    </style:style>
    <style:style style:name="T5" style:family="text">
      <style:text-properties fo:font-variant="normal" fo:text-transform="none" fo:font-size="8.25pt" fo:letter-spacing="normal" fo:font-style="normal" officeooo:rsid="001f7a3e"/>
    </style:style>
    <style:style style:name="T6" style:family="text">
      <style:text-properties officeooo:rsid="001f7a3e"/>
    </style:style>
    <style:style style:name="T7" style:family="text">
      <style:text-properties fo:color="#008000" style:font-name="Courier New" fo:font-weight="bold" fo:background-color="#efefe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5">API KEY 1 = </text:span><text:span text:style-name="T4">AIzaSyDKf5rVOfk8wDdtvVLr2cIgdx1rP6rNT4E</text:span> </text:p>
      <text:p text:style-name="P1"/>
      <text:p text:style-name="P2"><text:span text:style-name="T6">another one ???? </text:span><text:span text:style-name="T7">key=AIzaSyAZhd4u8n6NlTeeEG6bjabrQlkwTkmrvhY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Inconsolata" svg:font-family="Inconsolata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0:08:23.062000000</meta:creation-date>
    <dc:date>2018-03-08T10:12:59.966000000</dc:date>
    <meta:editing-duration>PT4M38S</meta:editing-duration>
    <meta:editing-cycles>1</meta:editing-cycles>
    <meta:document-statistic meta:table-count="0" meta:image-count="0" meta:object-count="0" meta:page-count="1" meta:paragraph-count="2" meta:word-count="9" meta:character-count="112" meta:non-whitespace-character-count="104"/>
    <meta:generator>LibreOffice/5.4.1.2$Windows_X86_64 LibreOffice_project/ea7cb86e6eeb2bf3a5af73a8f7777ac570321527</meta:generator>
  </office:meta>
</office:document-meta>
</file>